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Student_Info{</text:p>
      <text:p text:style-name="Standard">int roll_number;</text:p>
      <text:p text:style-name="Standard">char student_name[50], grade[2];</text:p>
      <text:p text:style-name="Standard"/>
      <text:p text:style-name="Standard">public:</text:p>
      <text:p text:style-name="Standard"/>
      <text:p text:style-name="Standard">void read_data(int count){</text:p>
      <text:p text:style-name="Standard">cout&lt;&lt;"\n Enter student "&lt;&lt;count+1&lt;&lt;" information \n";</text:p>
      <text:p text:style-name="Standard">cout&lt;&lt;"Name of the Student (Max. 50 characters only): ";</text:p>
      <text:p text:style-name="Standard">cin&gt;&gt;student_name;</text:p>
      <text:p text:style-name="Standard">cout&lt;&lt;"Roll Number: ";</text:p>
      <text:p text:style-name="Standard">cin&gt;&gt;roll_number;</text:p>
      <text:p text:style-name="Standard">cout&lt;&lt;"Grade (O, A+, A, B+, B, C, D, F): ";</text:p>
      <text:p text:style-name="Standard">cin&gt;&gt;grade;</text:p>
      <text:p text:style-name="Standard">cout&lt;&lt;"\nStudent information with roll number "&lt;&lt;roll_number&lt;&lt;" has saved!";</text:p>
      <text:p text:style-name="Standard">}</text:p>
      <text:p text:style-name="Standard"/>
      <text:p text:style-name="Standard">void display_data(int count){</text:p>
      <text:p text:style-name="Standard">cout&lt;&lt;"\n Student "&lt;&lt;count+1&lt;&lt;" Information ";</text:p>
      <text:p text:style-name="Standard">cout&lt;&lt;"\nName of the Student: "&lt;&lt;student_name;</text:p>
      <text:p text:style-name="Standard">cout&lt;&lt;"\nRoll Number: "&lt;&lt;roll_number;</text:p>
      <text:p text:style-name="Standard">cout&lt;&lt;"\nGrade Secured: "&lt;&lt;grade;</text:p>
      <text:p text:style-name="Standard">}</text:p>
      <text:p text:style-name="Standard">};</text:p>
      <text:p text:style-name="Standard"/>
      <text:p text:style-name="Standard">int main(){</text:p>
      <text:p text:style-name="Standard">Student_Info stud[3];</text:p>
      <text:p text:style-name="Standard">int i;</text:p>
      <text:p text:style-name="Standard">for(i=0; i&lt;3; i++)</text:p>
      <text:p text:style-name="Standard">stud[i].read_data(i);</text:p>
      <text:p text:style-name="Standard">for(i=0; i&lt; i++)</text:p>
      <text:p text:style-name="Standard">stud[i].display_data(i);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22:44:32.209000000</meta:creation-date>
    <dc:date>2022-01-05T22:45:28.655000000</dc:date>
    <meta:editing-duration>PT56S</meta:editing-duration>
    <meta:editing-cycles>1</meta:editing-cycles>
    <meta:document-statistic meta:table-count="0" meta:image-count="0" meta:object-count="0" meta:page-count="1" meta:paragraph-count="32" meta:word-count="93" meta:character-count="757" meta:non-whitespace-character-count="696"/>
    <meta:generator>LibreOffice/7.2.4.1$Windows_X86_64 LibreOffice_project/27d75539669ac387bb498e35313b970b7fe9c4f9</meta:generator>
  </office:meta>
</office:document-meta>
</file>